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style:font-face style:name="Zapf Dingbats" svg:font-family="Zapf Dingbat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STSong" fo:letter-spacing="0.0000in"/>
    </style:style>
    <style:style style:name="T9" style:family="text">
      <style:text-properties style:font-name="Zapf Dingbats"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蔡亦鸣   |  2020.09.23 13:46   |   <text:a xlink:type="simple" xlink:href="http://palinfo.habago.org/Entry?Command=Information_PrintForum#FORUM39978"><text:span text:style-name="T1">#</text:span></text:a></text:p>
      <text:p text:style-name="P3">真是令人沮丧的消息</text:p>
      <text:p text:style-name="P2">陳真   |  2020.09.23 11:16   |   <text:a xlink:type="simple" xlink:href="http://palinfo.habago.org/Entry?Command=Information_PrintForum#FORUM39977"><text:span text:style-name="T1">#</text:span></text:a></text:p>
      <text:p text:style-name="P4">紀念 Andre Vltchek  <text:line-break/><text:line-break/>陳真 <text:line-break/><text:line-break/>2020. 09. 23. <text:line-break/><text:line-break/>巴勒網介紹過 Andre Vltchek，他和Noam Chomsky 合寫了一本書，叫做《On Western Terrorism - New Edition: From Hiroshima to Drone Warfare》。這是最新再版： <text:line-break/><text:line-break/><text:a xlink:type="simple" xlink:href="https://amzn.to/3617pce"><text:span text:style-name="T2">https://amzn.to/3617pce</text:span></text:a><text:s/><text:line-break/><text:line-break/>這書也有翻譯成簡體中文，書名叫《以自由之名：民主帝國的戰爭、謊言與殺戮，喬姆斯基論美國》，露天拍賣網站買得到： <text:line-break/><text:line-break/><text:a xlink:type="simple" xlink:href="https://bit.ly/2Et5sd6"><text:span text:style-name="T2">https://bit.ly/2Et5sd6</text:span></text:a><text:s/><text:line-break/><text:line-break/>Andre Vltchek  毫無疑問是被暗殺。殺他的人當然就是美國。長期以來，美國在全世界各地到處暗殺反美或左派人士以及對之不利者。特別是在一些由美國所製造動亂的地區，在動亂之際，通常會有一份數千人或數萬人的暗殺名單，交由當地的政治代理人執行暗殺指令，或是由 CIA自己動手。 <text:line-break/><text:line-break/>對於國際政治，世上反美者眾多，但其中深明事理者卻仍稀少，很多數異議者，腦子依舊充滿對於中國的傲慢與偏見，以及充滿一些絲毫不具說服力甚且十分腦殘的概念理解方式，特別是關於民主、自由與人權。但是，Vltchek 和John Pilger 等人卻是個例外。 <text:line-break/><text:line-break/>比方說，在我看來，中國在言論表達及集會結社與媒體等方面，不但不是不自由，而是太自由了。這是有害的。我知道絕大部份人不會認同我的想法，就連巴勒網我都很納悶我能有幾個同志？但還好我仍有一些知音，比方說Andre Vltchek。 <text:line-break/><text:line-break/>他曾經說，中國應該大力管理一下那些假維權真作亂的所謂社運組織，不要任其胡作非為，製造社會動亂。因為這些所謂非政府組織，背後就是美國政府或西方政府，大多被 CIA 所掌控，做為一種顛覆他國的政治工具與洗腦途徑。 <text:line-break/><text:line-break/>另外，再比方說所謂人權，完全就是被西方社會及其走狗們拿來當成一種政治鬥爭工具，任意性地、隨機地、高度選擇性地賦予人權某種刻意偏頗的內涵，藉以抹黑異己。可是，人權怎麼會是這樣呢？簡單說就是欲加之罪，何患無辭。 <text:line-break/><text:line-break/>半個多世紀來，美國發動上百次侵略戰爭或武裝政變，殺害數千萬人，而中國卻根本從來不曾侵略他國一寸土地，不派一兵一卒，不發一顆子彈，甚且大力資助窮國，協助發展民生設施，在全球脫貧問題上做出最大貢獻。但是，與撒旦惡魔無異的美國，卻居然成為捍衛人權的天使，而兼善天下的中國，卻反倒成為傷害人權的惡魔。你不覺得這樣一種所謂 "人權" 很荒謬嗎？ <text:line-break/><text:line-break/>但我依舊相信人權：只要能夠讓絕大多數人有飯吃，有工作，能好好過生活，安居樂業，這就是人權。中國毫無疑問對於人權做出最大的貢獻。 <text:line-break/><text:line-break/>民主也是，往往充滿扭曲與隨機，純粹就是拿來當成一種可任意使用的鬥爭工具。前些日子看到 WSWS 的一篇文章，居然也在講什麼中國應該往西式民主的方向走，什麼還權於民、搞選舉之類。我真不敢相信我的眼睛。 <text:line-break/><text:line-break/>我實在看不出來，在民主這一點上，中國比不上西方哪個國家？絕對遠遠有過之而無不及。中國共產黨之所以能夠獲得人民相當程度的支持，難道不就是因為它的種種施政與作為極大程度上反映了民意，獲得民心，滿足了人民的全面需求。如果這不是民主，那什麼是民主？就如羅素所說，他媽的美國那個叫做帝制，叫做政權世襲，不叫民主，權力始終牢牢掌握著極少數人手裡。 <text:line-break/><text:line-break/>但是，西方卻刻意把所謂民主的概念給極端簡化成選舉，跟選舉畫上等號，並且強迫他國必須接受照辦，好讓外來列強有介入它國政治的無限空間。 <text:line-break/><text:line-break/>在選舉制度下，有錢有勢者，即便是個人渣，只要使出一些卑鄙手段，例如網軍或媒體鋪天蓋地的抹黑造謠栽贓嫁禍對手等等等，照樣能當選。你看蔡英文那個無惡不作的貪婪人渣及其一大票黨國餘孽，炒地皮，搞自肥，貪污舞弊，玩法弄權，簡直無所不貪，連博士學位都能詐騙幾十年 (媒體對此事居然完全不報導)；整個人渣黨，呼風喚雨大權在握者更是個個大貪特貪，少有清廉者；所謂從政，每天就是拼命貪污撈錢，掏空整個台灣，無惡不作，根本無所忌憚，人民還不是照樣被洗腦得傻呼呼，照樣熱烈支持。你說這個叫做民主？ <text:line-break/><text:line-break/>而且，選舉制度如果那麼神聖偉大且必要，那麼，所有大學及公司何不開放給師生或員工來普選？或是開放給全民來選更民主。依我看，什麼雞雞黨或屎袋力量那些腦殘人渣，或是一些頗受年輕人歡迎的帥哥正妹爆奶政二代等等等，很可能都會當選大學校長或各家公司的董事長。至於有一位叫做什麼館長的，人氣之高，每天全是他的新聞，我看選上中研院院長應該不是問題。 <text:line-break/><text:line-break/>我在所謂民主、自由與人權等概念上，清楚看見Andre Vltchek的深刻理性，更看見他對於善惡是非的驚人道德勇氣。他的被殺，令人悲痛。 <text:line-break/><text:line-break/>底下是一些舊文： <text:line-break/><text:line-break/>人性的最後希望(陳真) //《以自由之名 ：民主帝國的戰爭、謊言與殺戮》(Andre Vltchek &amp;; Noam Chomsky)： <text:line-break/><text:line-break/><text:a xlink:type="simple" xlink:href="https://bit.ly/32Vq6M8"><text:span text:style-name="T2">https://bit.ly/32Vq6M8</text:span></text:a><text:s/><text:line-break/><text:line-break/>當今國際政治結構下的大國博弈——對話安德列•弗爾切克先生： <text:line-break/><text:line-break/><text:a xlink:type="simple" xlink:href="https://bit.ly/3iYsd7Q"><text:span text:style-name="T2">https://bit.ly/3iYsd7Q</text:span></text:a><text:s/><text:line-break/><text:line-break/>足堪告慰？(陳真) /我從未見過如此分裂的地方 (趙挪亞；André Vltchek) <text:line-break/><text:line-break/><text:a xlink:type="simple" xlink:href="https://bit.ly/32Usm6I"><text:span text:style-name="T2">https://bit.ly/32Usm6I</text:span></text:a></text:p>
      <text:p text:style-name="P2">葉小慧   |  2020.09.23 09:03   |   <text:a xlink:type="simple" xlink:href="http://palinfo.habago.org/Entry?Command=Information_PrintForum#FORUM39976"><text:span text:style-name="T1">#</text:span></text:a></text:p>
      <text:p text:style-name="P3">悲傷的消息。 <text:line-break/><text:line-break/>轉自 香港商報： <text:line-break/><text:line-break/>【美國記者伏爾切克在土耳其突然死亡 曾來港採訪遭「示威者」嘲笑】 <text:line-break/><text:line-break/>土耳其當局正在調查美國作家和記者伏爾切克(Andre Vltchek)的死亡事件，該作家和記者在一夜之間從土耳其黑海沿海城市桑姆森前往伊斯坦布爾旅行時死亡 。 <text:line-break/><text:line-break/>土耳其國營新聞社報道，57歲的伏爾切克和他的妻子正乘坐一輛租來的司機汽車旅行，並於周二淩晨5:30抵達他們在伊斯坦布爾的酒店前。 <text:line-break/><text:line-break/>據阿納多盧機構報道，他的妻子試圖叫醒他，告訴他已經到了，但不能叫醒他。 該機構說，醫療隊趕到現場宣布他已經死亡。 伊斯坦布爾首席檢察官辦公室立即對死亡進行了調查，同時將他的屍體帶到法醫機構進行檢查。 <text:line-break/><text:line-break/>DHA新聞社說，警方將他的案件記錄為「可疑死亡」。 伏爾切克在自己的網站上稱自己是小說家，哲學家，電影製片人和調查記者，以及「反對西方帝國主義和強加於世界的西方政權的革命，國際主義者和環球旅行者」。 根據他的網站，他報導了數十個戰區和衝突，包括伊拉克，斯里蘭卡，波斯尼亞，盧旺達和敘利亞。 伏爾切克與語言學家和學者喬姆斯基合著了許多著作，包括《論西方恐怖主義：從廣島到無人機戰爭》。 <text:line-break/><text:line-break/>伏爾切克去年曾去了香港，並將他的所見所想寫成了一篇報道，名叫《我從沒見過這麼分化的地方》。 <text:line-break/><text:line-break/>文章開篇寫道：簡直不可思議!西方帝國不斷地試圖毀掉擋住自己路的國家。在這個過程中，它竟沒有遇到任何抵抗! <text:line-break/><text:line-break/>伏爾切克在文中說，他走遍了地球的各個角落，發現所有的血腥衝突都是美國、英國或者法國煽動的。 <text:line-break/><text:line-break/>不過，他要講的不僅是那些令很多人失去生命，毀了一個個村莊、城市、國家的血腥衝突。他更想說的是，在電視屏幕、報紙和互聯網上，這些反人類的罪行不是被刻意遺漏，就是被歪曲報道。以至於，世界各地的讀者和觀眾竟對自己和他人的苦難幾乎一無所知。 <text:line-break/><text:line-break/>他舉例說，在2015年和2019年，他兩次坐下來與香港的「示威者」溝通，但兩次都讓他驚掉下巴。他回憶說，他們啥都不知道，對西方在阿富汗、敘利亞或者利比亞的罪行一無所知。 <text:line-break/><text:line-break/>當他告訴香港「示威者」美國推翻了多少個拉美國家政權時，被他們嘲笑為瘋子：他們竟然不知道所謂的「善良」、「溫柔」、「民主」的西方其實殺害了幾百萬人，吮吸整個拉美大陸人的鮮血。然而，他們的學校不會教他們這些，BBC、CNN這些媒體都不會報道這些。 <text:line-break/><text:line-break/>他說，他很認真地向香港「示威者」展示了自己在阿富汗、敘利亞拍攝的照片，他們肯定知道這些照片都是真實的一手資料。然而，他們卻一臉漠然，好像腦子裏無法處理這些信息。 <text:line-break/><text:line-break/>伏爾切克指出，香港社會的撕裂程度令人匪夷所思。那些認為互聯網有助於改善香港局勢的人嚴重錯判了形勢。正因為缺乏正確的信息，香港社會的團結因素已消失。 <text:line-break/><text:line-break/>伏爾切克說，不僅僅是香港，現在全世界，尤其是中東、拉美等地區都面臨這一情況。然而，一個殘酷的事實是，黎巴嫩的人根本不知道香港發生了什麼，香港人也不清楚黎巴嫩的動亂是因何而起，因為西方宣傳機器的報道已經模式化。 <text:line-break/><text:line-break/>他舉例說，比如在香港，暴徒被包裝成「親民主的『示威者』」。這些殺人、放火、打人的暴徒成了西方宣傳機器眼裏的香餑餑。為什麼?除了因為他們可以惹怒美國的最大對手——中國，此外，也因為他們是西方親手創造和資助的工具。（記者張明編譯） <text:line-break/><text:line-break/>—— <text:line-break/>紀 Andre Vltchek： <text:line-break/><text:line-break/>A letter to the young people of Hong Kong <text:line-break/>Friday, January 03, 2020, 09:14 <text:line-break/><text:line-break/>By Andre Vltchek <text:line-break/><text:line-break/>Now that your city has been in flames for more than six months, your families divided, and no end to the violence is in sight, I have decided to write this short essay, in the form of an open letter, to the young people of Hong Kong. <text:line-break/><text:line-break/>First of all, I want to ask: Why? <text:line-break/><text:line-break/><text:line-break/>Why all this smoke and fire, anger and violence? Were your lives, before the so-called “protests”, or “riots”, really so dismal? <text:line-break/><text:line-break/>You have been living in one of the richest cities on Earth. Even according to Western evaluations, Hong Kong has one of the highest “freedom indexes”, higher than that of most of Western countries. <text:line-break/><text:line-break/>Water that comes from your taps is clean, the internet is extremely fast, and public transportation is cheap and one of the best in the world. You can enjoy an exciting cultural life, as well as great public spaces constructed along your impressive coasts. <text:line-break/><text:line-break/>Naturally, Hong Kong is not a perfect place, as there are no perfect places on this planet. <text:line-break/><text:line-break/>Your housing is some of the most expensive in the world. Job opportunities for college graduates are not really excellent. Some cities on the Chinese mainland are now more exciting places to live, to create, and to dream than “good old” Hong Kong. But still, it is a fascinating, solid city, with its own culture, mindset and complex history. And in many ways, it is a beautiful city; beautiful and unique. <text:line-break/><text:line-break/>So, why? What happened? Why suddenly such anger, and such frustration? <text:line-break/><text:line-break/>Should we talk? Please let’s. <text:line-break/><text:line-break/>When waving the UK flags, nostalgically recalling your British masters and their rule over Hong Kong, do you even think about some of the most monstrous crimes committed in the history of humankind? <text:line-break/><text:line-break/>I have worked in around 160 countries and territories, on all continents. I have written about and filmed many wars and conflicts. I have been covering revolutions and rebellions, but also terrible riots ignited by Western countries. You probably have heard about the so-called “color revolutions”, or the “Arab Spring”. <text:line-break/><text:line-break/>I have witnessed, first hand, the fate of countries that have been occupied and then thoroughly destroyed by the United States and North Atlantic Treaty Organization: Afghanistan and Syria, Iraq and Colombia, to name just a few. I have seen millions of ruined lives in nations where the West overthrew left-wing governments, and then injected fascism: places like Indonesia (1965), and Chile (1973). Now there is nothing left of Indonesia; its nature is thoroughly ruined and the great majority lives in misery. In Chile, people have stood up, and are proudly fighting and dying for socialism which was stolen from them by Western governments and corporations. <text:line-break/><text:line-break/>I have lived and worked all over the African continent, the most devastated part of the world, colonized and terrorized first by Europe, and later by the US, for many centuries. <text:line-break/><text:line-break/>In Hong Kong, I see you waving flags of the US. You want that country to “save you from China” — from your own nation, in essence. I have read a translation of your school curriculum. It smears China, and it glorifies the West. Were you told, ever, that in the name of that flag, consisting of the stars and stripes, tens of millions of people, worldwide, were murdered, democracies raped, and freedom of expression horrendously oppressed? Or are you reading only what is brought to you by Reuters and other Western press agencies? <text:line-break/><text:line-break/>When waving the UK flags, nostalgically recalling your British masters and their rule over Hong Kong, do you even think about some of the most monstrous crimes committed in the history of humankind? On all continents of the world, the British Empire murdered, humiliated, violated and plundered hundreds of millions of people. Human beings were reduced to slaves. Their lives, identities were reduced to nothing. <text:line-break/><text:line-break/>Were you told this? Do you realize it? When you wave these flags, when your leaders are taking bribes from the US and the EU establishment, do you ever think what kind of money you are touching? Do you ever consider that this money is soaked in blood? <text:line-break/><text:line-break/>I saw several of you demanding “independence from China”. I even witnessed some of you calling China a “terrorist” state. <text:line-break/><text:line-break/>Have you ever, seriously, compared the Chinese political system to that so-called “democracy” of the West? <text:line-break/><text:line-break/>Let me give you a simple quiz: In the last decades, how many countries have been attacked by China, and how many by the West? Just do a simple calculation, please. It is so simple; so clear. How many countries have been bombed to the ground, and thoroughly ruined by China, and how many by the West? <text:line-break/><text:line-break/>And democracy? In China, the government listens to its people. In reality, democracy means nothing more than the direct translation from Greek — rule of the people. In the People’s Republic of China, the government is working to improve the lives of its citizens, while building a global infrastructure for all (the Belt and Road Initiative). Now, look at the West: Most of the citizens in North America and Europe hate their system, but cannot get rid of it. Some of you regularly travel to the West: Don’t you hear what the people are saying there? <text:line-break/><text:line-break/>In the last two decades, China has lifted up hundreds of millions out of poverty. In the West, the governments have buried billions of people in misery in all their colonies. Despite of the terrible plunder of the world, tens of millions are destitute at home, in both North America and Europe. <text:line-break/><text:line-break/>Despite of the not-too-high GDP per capita, China has almost no misery, while tens of millions of the US citizens are living in poverty. There are many more prisoners (per capita) in the US prisons, than in the Chinese ones. <text:line-break/><text:line-break/>Many US prisons are now privatized: It is a big business. The more that are held behind bars, the bigger the profit! <text:line-break/><text:line-break/>Is this a system in which you’d want to live? Is it, really? <text:line-break/><text:line-break/>I know the West very well. And I know China. These days, in Hong Kong, some of you are waving Western flags, while insulting Beijing. <text:line-break/><text:line-break/>The West has the most powerful propaganda on Earth. It has the ability to twist everything, to call black white, and vice versa.<text:line-break/><text:line-break/>But frankly, it is Beijing that has the ability and desire to help solve the problems of Hong Kong. <text:line-break/><text:line-break/>Do you really think that Washington, London or Berlin are genuinely interested in helping your city? I am convinced that they only want to break China, and to continue ruling over the world. <text:line-break/><text:line-break/>To conclude this letter, let me say what has to be said. After speaking to people that are now angrily waving black banners, as well as US and UK flags, I realized that they know very little about the state of the world. And, they do not want to listen to different points of view. When confronted intellectually, they become violent. <text:line-break/><text:line-break/>That is not a democratic approach; not at all. <text:line-break/><text:line-break/>I suggest we talk. Publicly. Let us debate the very definitions of democracy. Let us discuss who has done more harm to the world: China or the West? I am ready, anytime. <text:line-break/><text:line-break/>If the leaders of Hong Kong riots, or “protests”, are confident that they are correct, let us face each other, in front of microphones and cameras. <text:line-break/><text:line-break/>I love your city. I love Hong Kong. I love China. And I strongly believe that China and Hong Kong are one beautiful, inseparable entity. <text:line-break/><text:line-break/>I am ready to give my best proving that point. <text:line-break/><text:line-break/>Andre Vltchek is a philosopher, novelist, filmmaker and investigative journalist. He has covered wars and conflicts in dozens of countries. He is the author of 20 books including“China’s Belt and Road Initiative”, and “China and Ecological Civilization". <text:line-break/><text:line-break/><text:a xlink:type="simple" xlink:href="https://www.chinadailyhk.com/articles/58/161/122/1578014479529.html"><text:span text:style-name="T2">https://www.chinadailyhk.com/articles/58/161/122/1578014479529.html</text:span></text:a><text:s/><text:line-break/><text:line-break/>—— </text:p>
      <text:p text:style-name="P5"><text:span text:style-name="T3">陳真</text:span><text:span text:style-name="T4"><text:s/>  |  2020.09.22 15:53   |   </text:span><text:a xlink:type="simple" xlink:href="http://palinfo.habago.org/Entry?Command=Information_PrintForum#FORUM39975"><text:span text:style-name="T5">#</text:span></text:a></text:p>
      <text:p text:style-name="P6"><text:span text:style-name="T4">參加巴勒網站樁的朋友，大多應該見過曾醫師，他也來參加過好幾次。上個月</text:span><text:span text:style-name="T6"><text:s/>(8</text:span><text:span text:style-name="T4">月</text:span><text:span text:style-name="T6">) 13</text:span><text:span text:style-name="T4">日，曾醫師過世。本周日</text:span><text:span text:style-name="T6">(9 </text:span><text:span text:style-name="T4">月</text:span><text:span text:style-name="T6">27</text:span><text:span text:style-name="T4">日</text:span><text:span text:style-name="T6">)</text:span><text:span text:style-name="T4">下午一點半在台大集思會議中心有個追思會。除了現場參與，亦有直播及線上會議。相關資訊如下。</text:span><text:span text:style-name="T6"><text:line-break/><text:line-break/></text:span><text:span text:style-name="T4">另外，底下有一篇良哲寫的有關曾醫師的文章</text:span><text:span text:style-name="T6">--</text:span><text:span text:style-name="T4">《麥子不死》。趙剛老師和陳美霞老師也分別寫了紀念文，請看：</text:span><text:span text:style-name="T6"><text:line-break/><text:line-break/></text:span><text:span text:style-name="T4">陳美霞：《為社會改造的進步事業爭奪話語權的左翼戰士</text:span><text:span text:style-name="T6">—</text:span><text:span text:style-name="T4">曾健民醫師》</text:span><text:span text:style-name="T6"><text:line-break/></text:span><text:a xlink:type="simple" xlink:href="https://bit.ly/35WXrIQ"><text:span text:style-name="T7">https://bit.ly/35WXrIQ</text:span></text:a><text:span text:style-name="T6"><text:line-break/><text:line-break/></text:span><text:span text:style-name="T4">趙剛：《追</text:span><text:span text:style-name="T8">忆曾医师》</text:span><text:span text:style-name="T6"><text:line-break/></text:span><text:a xlink:type="simple" xlink:href="https://bit.ly/32NYloQ"><text:span text:style-name="T7">https://bit.ly/32NYloQ</text:span></text:a><text:span text:style-name="T6"><text:line-break/><text:line-break/></text:span><text:span text:style-name="T4">在這樣一個瀰漫輕薄之風的島上，紀念這樣一個言行厚重的前輩，我有一種言語用盡的感覺。我知道，到頭來，是一個人的生命產生重量，而非僅僅他的話語如何。</text:span><text:span text:style-name="T6"><text:line-break/><text:line-break/></text:span><text:span text:style-name="T4">陳真</text:span><text:span text:style-name="T6">2020. 09. 22.<text:line-break/><text:line-break/>========================<text:line-break/></text:span><text:a xlink:type="simple" xlink:href="https://bit.ly/3iRuWjj"><text:span text:style-name="T7">https://bit.ly/3iRuWjj</text:span></text:a><text:span text:style-name="T6"><text:line-break/><text:line-break/></text:span><text:span text:style-name="T4">【為了前進的回顧：曾健民醫師追思紀念會】</text:span><text:span text:style-name="T6"><text:line-break/><text:line-break/></text:span><text:span text:style-name="T9">❝</text:span><text:span text:style-name="T4">有正確的歷史認識，才不至於看不清楚而走跛躓的路。</text:span><text:span text:style-name="T9">❞</text:span><text:span text:style-name="T6"><text:line-break/><text:line-break/></text:span><text:span text:style-name="T4">時間：</text:span><text:span text:style-name="T6">9</text:span><text:span text:style-name="T4">月</text:span><text:span text:style-name="T6">27</text:span><text:span text:style-name="T4">日（星期日）下午</text:span><text:span text:style-name="T6">1</text:span><text:span text:style-name="T4">時入場、</text:span><text:span text:style-name="T6">1</text:span><text:span text:style-name="T4">時</text:span><text:span text:style-name="T6">30</text:span><text:span text:style-name="T4">分開始</text:span><text:span text:style-name="T6"><text:line-break/></text:span><text:span text:style-name="T4">地點：台大集思會議中心蘇格拉底廳（台北市羅斯福路四段</text:span><text:span text:style-name="T6">85</text:span><text:span text:style-name="T4">號</text:span><text:span text:style-name="T6">B1</text:span><text:span text:style-name="T4">）</text:span><text:span text:style-name="T6"><text:line-break/><text:line-break/></text:span><text:span text:style-name="T4">主辦：台灣社會科學研究會、人間出版社</text:span><text:span text:style-name="T6"><text:line-break/><text:line-break/></text:span><text:span text:style-name="T4">直播通知</text:span><text:span text:style-name="T6"><text:line-break/><text:line-break/></text:span><text:span text:style-name="T4">【人間出版社】臉書專頁當天將同步直播</text:span><text:span text:style-name="T6"><text:line-break/><text:line-break/></text:span><text:a xlink:type="simple" xlink:href="https://reurl.cc/e8Dk6L"><text:span text:style-name="T7">https://reurl.cc/e8Dk6L</text:span></text:a><text:span text:style-name="T6"><text:line-break/><text:line-break/></text:span><text:span text:style-name="T4">大陸朋友當天可加入</text:span><text:span text:style-name="T6"><text:s/>Zoom </text:span><text:span text:style-name="T4">會議，共同參與</text:span><text:span text:style-name="T6"><text:line-break/><text:line-break/></text:span><text:span text:style-name="T4">時間：</text:span><text:span text:style-name="T6">2020</text:span><text:span text:style-name="T4">年</text:span><text:span text:style-name="T6">9</text:span><text:span text:style-name="T4">月</text:span><text:span text:style-name="T6">27</text:span><text:span text:style-name="T4">日</text:span><text:span text:style-name="T6"><text:s/></text:span><text:span text:style-name="T4">下午</text:span><text:span text:style-name="T6">01:00<text:line-break/><text:line-break/></text:span><text:a xlink:type="simple" xlink:href="https://us02web.zoom.us/j/2714261625"><text:span text:style-name="T7">https://us02web.zoom.us/j/2714261625</text:span></text:a><text:span text:style-name="T6"><text:line-break/><text:line-break/></text:span><text:span text:style-name="T4">會議</text:span><text:span text:style-name="T6"><text:s/>ID</text:span><text:span text:style-name="T4">：</text:span><text:span text:style-name="T6">271 426 1625<text:line-break/><text:line-break/>========================<text:line-break/></text:span><text:span text:style-name="T4">麥子不死</text:span><text:span text:style-name="T6"><text:line-break/><text:line-break/></text:span><text:span text:style-name="T4">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6"><text:line-break/><text:line-break/>2012</text:span><text:span text:style-name="T4">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6"><text:line-break/><text:line-break/>2013</text:span><text:span text:style-name="T4">年春天和師友拜訪曾醫師，以回應曾醫師在李文吉大哥告別式上對我們兩人的熱情邀約。談話中意外促成一個小小的讀書會，曾醫師意志高昂地要陪著我們唸書。本意是從</text:span><text:span text:style-name="T6">70</text:span><text:span text:style-name="T4">年代重新認識台灣社會，《清理與批判》與鄉土文學論戰是最開始的起點，但隨即便轉為政治經濟學的《台灣戰後經濟分析》與《台灣之經濟</text:span><text:span text:style-name="T6">——</text:span><text:span text:style-name="T4">典型</text:span><text:span text:style-name="T6">NIES</text:span><text:span text:style-name="T4">之成就與問題》，最終在</text:span><text:span text:style-name="T6">2015</text:span><text:span text:style-name="T4">年秋天結束於《新自由主義簡史》。</text:span><text:span text:style-name="T6"><text:line-break/><text:line-break/></text:span><text:span text:style-name="T4">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6"><text:line-break/><text:line-break/></text:span><text:span text:style-name="T4">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text:span><text:span text:style-name="T6">AIT</text:span><text:span text:style-name="T4">前反對美國霸權。</text:span><text:span text:style-name="T6"><text:line-break/><text:line-break/></text:span><text:span text:style-name="T4">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text:span><text:span text:style-name="T6">……</text:span><text:span text:style-name="T4">」，「</text:span><text:span text:style-name="T6">……</text:span><text:span text:style-name="T4">是這樣子的」。在交談之間，曾醫師時常用著這樣的開頭與結尾回應。他和人道別時的一聲「再見！」，總是保持著積極的肯定的上揚聲調。此後再也接不到他的電話，再也聽不到那樣的語調。</text:span><text:span text:style-name="T6"><text:line-break/><text:line-break/></text:span><text:span text:style-name="T4">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6"><text:line-break/>   <text:line-break/></text:span><text:span text:style-name="T4">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6"><text:line-break/><text:line-break/></text:span><text:span text:style-name="T4">可惜</text:span><text:span text:style-name="T6">………………………………….<text:line-break/><text:line-break/></text:span><text:span text:style-name="T4">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6"><text:line-break/><text:line-break/></text:span><text:span text:style-name="T4">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text:span><text:span text:style-name="T6">[……]</text:span><text:span text:style-name="T4">為了再造一個新的、優美的、崇高的精神文明，和睦團結，熱情地生活」。</text:span><text:span text:style-name="T6"><text:line-break/><text:line-break/></text:span><text:span text:style-name="T4">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6"><text:line-break/> <text:line-break/>2020</text:span><text:span text:style-name="T4">年</text:span><text:span text:style-name="T6">9</text:span><text:span text:style-name="T4">月</text:span><text:span text:style-name="T6">18</text:span><text:span text:style-name="T4">日</text:span><text:span text:style-name="T6"><text:s/></text:span><text:span text:style-name="T4">於板橋</text:span></text:p>
      <text:p text:style-name="P5"><text:span text:style-name="T3">陳真</text:span><text:span text:style-name="T4"><text:s/>  |  2020.09.21 01:18   |   </text:span><text:a xlink:type="simple" xlink:href="http://palinfo.habago.org/Entry?Command=Information_PrintForum#FORUM39974"><text:span text:style-name="T5">#</text:span></text:a></text:p>
      <text:p text:style-name="P7"><text:span text:style-name="T4">武統必勝，問題是然後呢？</text:span><text:span text:style-name="T6"><text:line-break/><text:line-break/></text:span><text:span text:style-name="T4">陳真</text:span><text:span text:style-name="T6"><text:line-break/><text:line-break/>2020. 09. 21.<text:line-break/><text:line-break/><text:line-break/></text:span><text:span text:style-name="T4">同學，你想得太美了。切香腸的人當然就是操盤者，決定大盤的走勢，至於被切的人只能無奈地不斷更改既定步伐，左支右絀，被動因應。</text:span><text:span text:style-name="T6"><text:line-break/><text:line-break/></text:span><text:span text:style-name="T4">如果不是美國攪事，台灣問題根本不是問題，更不是一個急迫需要處理的問題。但如今大陸卻被逼得只好被迫因應。</text:span><text:span text:style-name="T6"><text:line-break/><text:line-break/></text:span><text:span text:style-name="T4">對於大陸來說，處理台灣問題的時程，排得越晚越好，越容易解決。因為，惟有當你實力足夠強大時，處理過程就越少副作用。反之，則有可能構成一種重大傷害。</text:span><text:span text:style-name="T6"><text:line-break/><text:line-break/></text:span><text:span text:style-name="T4">美國當然不可能笨到等你實力夠強時才打壓你，他一定會在你尚未茁壯之際就想辦法把你打垮，而台灣就是美國的一枚人肉炸彈。這個炸彈，不可能一直擱著，擱到發霉生鏽而失去效用。</text:span><text:span text:style-name="T6"><text:line-break/><text:line-break/></text:span><text:span text:style-name="T4">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6"><text:line-break/><text:line-break/></text:span><text:span text:style-name="T4">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6"><text:line-break/><text:line-break/></text:span><text:span text:style-name="T4">我並不是說大陸不會在短期內</text:span><text:span text:style-name="T6"><text:s/>(</text:span><text:span text:style-name="T4">例如一兩年內或更短</text:span><text:span text:style-name="T6">) </text:span><text:span text:style-name="T4">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6"><text:line-break/><text:line-break/></text:span><text:span text:style-name="T4">因此，任何考量與作法都不應該以敵人的善意為前提，反倒是應該認清一點就是：敵人一定會用盡手段，把他對你的傷害給最大化。</text:span><text:span text:style-name="T6"><text:line-break/><text:line-break/></text:span><text:span text:style-name="T4">還有一點常見的誤解就是表面上的所謂勝負。我相信大陸武統台灣一定會成功，我從不懷疑這一點。問題是然後呢？</text:span><text:span text:style-name="T6"><text:line-break/><text:line-break/></text:span><text:span text:style-name="T4">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6"><text:line-break/><text:line-break/></text:span><text:span text:style-name="T4">成功武統台灣不是問題，問題是大陸所付出的代價將會造成何種影響。台灣做為美國的人肉炸彈，不一定得把大陸毀滅才叫做美國</text:span><text:span text:style-name="T6"><text:s/>"</text:span><text:span text:style-name="T4">勝利</text:span><text:span text:style-name="T6">"</text:span><text:span text:style-name="T4">。</text:span><text:span text:style-name="T6">  </text:span><text:span text:style-name="T4">站在美國人的立場，它並不需要把中國大陸消滅才算</text:span><text:span text:style-name="T6"><text:s/>"</text:span><text:span text:style-name="T4">贏</text:span><text:span text:style-name="T6">"</text:span><text:span text:style-name="T4">，它只要讓你整個發展倒退或延遲若干年，打回某個關鍵點，就足以讓你繼續臣服在西方帝國鐵蹄下數十年而難以翻身。</text:span><text:span text:style-name="T6"><text:line-break/><text:line-break/></text:span><text:span text:style-name="T4">對美國人來講，這就是勝利。也就是說，祖國收復台灣的代價，如果是往後數十年將難以翻身挑戰美國，那麼，美國就可以繼續高枕無憂，繼續稱霸天下為所欲為。</text:span><text:span text:style-name="T6"><text:line-break/><text:line-break/></text:span><text:span text:style-name="T4">我想說的是，把</text:span><text:span text:style-name="T6"><text:s/>"</text:span><text:span text:style-name="T4">勝負</text:span><text:span text:style-name="T6">" </text:span><text:span text:style-name="T4">定義為能否武統成功，其實毫無意義。因為沒有一個腦子正常的人會懷疑武統不成功，重點是，這個所謂</text:span><text:span text:style-name="T6"><text:s/>"</text:span><text:span text:style-name="T4">成功</text:span><text:span text:style-name="T6">" </text:span><text:span text:style-name="T4">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6"><text:line-break/><text:line-break/></text:span><text:span text:style-name="T4">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6"><text:line-break/><text:line-break/></text:span><text:span text:style-name="T4">比起台灣，更有能力擔任</text:span><text:span text:style-name="T6"><text:s/>"</text:span><text:span text:style-name="T4">人肉炸彈</text:span><text:span text:style-name="T6">" </text:span><text:span text:style-name="T4">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6"><text:line-break/><text:line-break/></text:span><text:span text:style-name="T4">關於印度和莫迪，請見我去年六月寫的一篇文章，建議一讀：</text:span><text:span text:style-name="T6"><text:line-break/><text:line-break/></text:span><text:a xlink:type="simple" xlink:href="https://bit.ly/3cfHiza"><text:span text:style-name="T7">https://bit.ly/3cfHiza</text:span></text:a><text:span text:style-name="T6"><text:line-break/><text:line-break/></text:span><text:span text:style-name="T4">印度這個所謂</text:span><text:span text:style-name="T6"><text:s/>"</text:span><text:span text:style-name="T4">民主國家</text:span><text:span text:style-name="T6">"</text:span><text:span text:style-name="T4">，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5"><text:span text:style-name="T3">歌川</text:span><text:span text:style-name="T4"><text:s/>  |  2020.09.19 07:18   |   </text:span><text:a xlink:type="simple" xlink:href="http://palinfo.habago.org/Entry?Command=Information_PrintForum#FORUM39973"><text:span text:style-name="T5">#</text:span></text:a></text:p>
      <text:p text:style-name="P6"><text:span text:style-name="T4">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6"><text:line-break/></text:span><text:span text:style-name="T4">比如</text:span><text:span text:style-name="T6"><text:line-break/></text:span><text:span text:style-name="T4">美國運輸機過台灣領空，隔日大陸軍機過海峽中線。</text:span><text:span text:style-name="T6"><text:line-break/></text:span><text:span text:style-name="T4">美國衛生部長來台，大陸在海峽兩端軍演。</text:span><text:span text:style-name="T6"><text:line-break/></text:span><text:span text:style-name="T4">美國軍機飛過東沙島，就在東沙島與台灣之間的海域，舉辦聯合海空軍演。</text:span><text:span text:style-name="T6"><text:line-break/></text:span><text:span text:style-name="T4">美次卿來台，大陸东部战区在台海</text:span><text:span text:style-name="T8">进行战备警巡和海空联合演练，解放军</text:span><text:span text:style-name="T6">18</text:span><text:span text:style-name="T4">架战机挂弹</text:span><text:span text:style-name="T8">进台湾空域。</text:span><text:span text:style-name="T6"><text:line-break/><text:line-break/><text:line-break/><text:line-break/></text:span><text:span text:style-name="T4">演習消息</text:span><text:span text:style-name="T6">(</text:span><text:span text:style-name="T4">或者稱實戰化演練</text:span><text:span text:style-name="T6">)</text:span><text:span text:style-name="T4">，大致會這樣強調</text:span><text:span text:style-name="T6"><text:s/>:<text:line-break/>===<text:line-break/></text:span><text:span text:style-name="T4">个别大国在涉台</text:span><text:span text:style-name="T8">问题上消极动向不断，向</text:span><text:span text:style-name="T6">“</text:span><text:span text:style-name="T4">台独</text:span><text:span text:style-name="T6">”</text:span><text:span text:style-name="T4">势力发出</text:span><text:span text:style-name="T8">严重错误信号，严重威胁台海地区和平与稳定。台湾是中国领土神圣不可分割的一部</text:span><text:span text:style-name="T6"><text:s/></text:span><text:span text:style-name="T4">分，战区部</text:span><text:span text:style-name="T8">队组织的巡逻和训练活动，是针对当前台海安全形势和维护国家主权需要采取的必要行动。战区部队将时刻保持高度戒备，采取一切必要措施，坚决回击一切制造</text:span><text:span text:style-name="T6">“</text:span><text:span text:style-name="T4">台独</text:span><text:span text:style-name="T6">”</text:span><text:span text:style-name="T4">、分裂国家的挑衅行</text:span><text:span text:style-name="T8">为，坚决捍卫国家主权和领土完整。</text:span><text:span text:style-name="T6"><text:line-break/>===<text:line-break/><text:line-break/></text:span><text:span text:style-name="T4">大陸反制之道很直接</text:span><text:span text:style-name="T6"><text:line-break/></text:span><text:span text:style-name="T4">在台灣防空識別範圍內，美國軍機區飛到那裡，對岸軍機就來那裡。</text:span><text:span text:style-name="T6"><text:line-break/></text:span><text:span text:style-name="T4">所以</text:span><text:span text:style-name="T6"><text:line-break/></text:span><text:span text:style-name="T4">胡錫進：美國高官來一次</text:span><text:span text:style-name="T6"><text:s/></text:span><text:span text:style-name="T4">戰機就逼近台灣一步</text:span><text:span text:style-name="T6"><text:line-break/></text:span><text:a xlink:type="simple" xlink:href="https://newtalk.tw/news/view/2020-09-18/467357"><text:span text:style-name="T7">https://newtalk.tw/news/view/2020-09-18/467357</text:span></text:a><text:span text:style-name="T6"><text:line-break/><text:line-break/></text:span><text:span text:style-name="T4">大陸網友用很形象的比喻形容</text:span><text:span text:style-name="T6"><text:line-break/>===<text:line-break/></text:span><text:span text:style-name="T4">美国和台湾以</text:span><text:span text:style-name="T8">为用</text:span><text:span text:style-name="T6">“</text:span><text:span text:style-name="T4">切香</text:span><text:span text:style-name="T8">肠</text:span><text:span text:style-name="T6">”</text:span><text:span text:style-name="T4">的方式</text:span><text:span text:style-name="T8">让某些幻想成为事实。</text:span><text:span text:style-name="T6"><text:line-break/></text:span><text:span text:style-name="T4">但实际上，借力打力我</text:span><text:span text:style-name="T8">们可是老祖宗。</text:span><text:span text:style-name="T6"><text:line-break/></text:span><text:span text:style-name="T4">美国</text:span><text:span text:style-name="T6">or</text:span><text:span text:style-name="T4">台湾切一片（</text:span><text:span text:style-name="T8">试探一下），我们顺势切一片（回应一下），大陆始终粘着不放，你会发现这个切香肠的过程已经不可逆不可停了。</text:span><text:span text:style-name="T6"><text:line-break/></text:span><text:span text:style-name="T4">而美国</text:span><text:span text:style-name="T8">绝对不可能也没有条件一直赖在台湾。</text:span><text:span text:style-name="T6"><text:line-break/></text:span><text:span text:style-name="T4">所以，我把</text:span><text:span text:style-name="T8">话撂这，切最后一下的一定是大陆。</text:span><text:span text:style-name="T6"><text:line-break/></text:span><text:span text:style-name="T4">意思就是你</text:span><text:span text:style-name="T8">来一刀我去一刀，最后莫名其妙发现大陆武统了，而且是雷声大雨点小的武统成功了。</text:span><text:span text:style-name="T6"><text:line-break/>===<text:line-break/><text:line-break/></text:span><text:span text:style-name="T4">金教授在</text:span><text:span text:style-name="T6">2020</text:span><text:span text:style-name="T4">年</text:span><text:span text:style-name="T6">9</text:span><text:span text:style-name="T4">月</text:span><text:span text:style-name="T6">17</text:span><text:span text:style-name="T4">日的「政委點金」，表情很嚴肅，他擔心這樣一刀一刀切下去，最後切到骨頭，大陸必然要反應。</text:span><text:span text:style-name="T6"><text:line-break/></text:span><text:span text:style-name="T4">金燦榮：台灣離獨立還有多遠？美副國務卿都打上門了</text:span><text:span text:style-name="T6"><text:line-break/></text:span><text:a xlink:type="simple" xlink:href="https://youtu.be/xU9LvPm8pNw"><text:span text:style-name="T7">https://youtu.be/xU9LvPm8pNw</text:span></text:a><text:span text:style-name="T6"><text:line-break/><text:line-break/></text:span><text:span text:style-name="T4">搧風點火拉仇恨的</text:span><text:span text:style-name="T6">1450</text:span><text:span text:style-name="T4">，沒有良心禍國殃民的人渣，難道你們不怕嗎</text:span><text:span text:style-name="T6"><text:s/>? </text:span><text:span text:style-name="T4">還是收斂點吧。</text:span><text:span text:style-name="T6"><text:line-break/><text:line-break/></text:span><text:span text:style-name="T4">整理大陸</text:span><text:span text:style-name="T6">8</text:span><text:span text:style-name="T4">月</text:span><text:span text:style-name="T6">13</text:span><text:span text:style-name="T4">日至</text:span><text:span text:style-name="T6">9</text:span><text:span text:style-name="T4">月</text:span><text:span text:style-name="T6">18</text:span><text:span text:style-name="T4">日的軍演消息。</text:span><text:span text:style-name="T6"><text:line-break/><text:line-break/>2020</text:span><text:span text:style-name="T4">年</text:span><text:span text:style-name="T6"><text:line-break/><text:line-break/>09-18<text:line-break/></text:span><text:span text:style-name="T4">解放</text:span><text:span text:style-name="T8">军</text:span><text:span text:style-name="T6">18</text:span><text:span text:style-name="T4">架战机挂弹</text:span><text:span text:style-name="T8">进台湾空域，台军战机紧急升空</text:span><text:span text:style-name="T6"><text:line-break/><text:line-break/>09-18<text:line-break/></text:span><text:span text:style-name="T4">东部战区在台海</text:span><text:span text:style-name="T8">进行战备警巡和海空联合演练</text:span><text:span text:style-name="T6"><text:line-break/><text:line-break/>09-17<text:line-break/></text:span><text:span text:style-name="T4">西藏</text:span><text:span text:style-name="T8">军区某防空旅精准摧毁无人机</text:span><text:span text:style-name="T6">“</text:span><text:span text:style-name="T4">蜂群</text:span><text:span text:style-name="T6">”<text:line-break/><text:line-break/>09-17<text:line-break/></text:span><text:span text:style-name="T4">浙江海事局：</text:span><text:span text:style-name="T6">9</text:span><text:span text:style-name="T4">月</text:span><text:span text:style-name="T6">17</text:span><text:span text:style-name="T4">日在东海</text:span><text:span text:style-name="T8">进行军事演习，禁止驶入</text:span><text:span text:style-name="T6"><text:line-break/><text:line-break/>09-14<text:line-break/></text:span><text:span text:style-name="T4">某新型战机：</text:span><text:span text:style-name="T8">击落</text:span><text:span text:style-name="T6">“</text:span><text:span text:style-name="T8">敌</text:span><text:span text:style-name="T6">”17</text:span><text:span text:style-name="T4">架自身</text:span><text:span text:style-name="T6">0</text:span><text:span text:style-name="T8">损失</text:span><text:span text:style-name="T6"><text:line-break/>(</text:span><text:span text:style-name="T4">我</text:span><text:span text:style-name="T8">军首个换装歼</text:span><text:span text:style-name="T6">-20</text:span><text:span text:style-name="T4">的部</text:span><text:span text:style-name="T8">队</text:span><text:span text:style-name="T6">“</text:span><text:span text:style-name="T4">王海大</text:span><text:span text:style-name="T8">队</text:span><text:span text:style-name="T6">”</text:span><text:span text:style-name="T4">。文章提到，</text:span><text:span text:style-name="T6">“</text:span><text:span text:style-name="T4">王海大</text:span><text:span text:style-name="T8">队</text:span><text:span text:style-name="T6">”</text:span><text:span text:style-name="T4">年</text:span><text:span text:style-name="T8">轻飞行员陈鑫浩，驾驶新改装的</text:span><text:span text:style-name="T6">“</text:span><text:span text:style-name="T4">新型战机</text:span><text:span text:style-name="T6">”</text:span><text:span text:style-name="T4">，以</text:span><text:span text:style-name="T6">“</text:span><text:span text:style-name="T4">零</text:span><text:span text:style-name="T8">损伤</text:span><text:span text:style-name="T6">”</text:span><text:span text:style-name="T4">的代价一</text:span><text:span text:style-name="T8">举</text:span><text:span text:style-name="T6">“</text:span><text:span text:style-name="T8">击落敌机</text:span><text:span text:style-name="T6">”17</text:span><text:span text:style-name="T4">架。</text:span><text:span text:style-name="T6">)<text:line-break/><text:line-break/>09-14<text:line-break/></text:span><text:span text:style-name="T4">夜战！火箭</text:span><text:span text:style-name="T8">军某部子夜出击</text:span><text:span text:style-name="T6"><text:line-break/><text:line-break/>09-12<text:line-break/>9</text:span><text:span text:style-name="T4">月</text:span><text:span text:style-name="T6">13</text:span><text:span text:style-name="T4">日至</text:span><text:span text:style-name="T6">20</text:span><text:span text:style-name="T4">日，黄海南部</text:span><text:span text:style-name="T8">进行军事演习</text:span><text:span text:style-name="T6"><text:line-break/><text:line-break/>09-11<text:line-break/></text:span><text:span text:style-name="T4">浙江海事局：</text:span><text:span text:style-name="T6">12</text:span><text:span text:style-name="T4">日象山沿海</text:span><text:span text:style-name="T8">军事演习</text:span><text:span text:style-name="T6"><text:line-break/><text:line-break/>09-10<text:line-break/></text:span><text:span text:style-name="T4">解放</text:span><text:span text:style-name="T8">军</text:span><text:span text:style-name="T6">9</text:span><text:span text:style-name="T4">日、</text:span><text:span text:style-name="T6">10</text:span><text:span text:style-name="T4">日</text:span><text:span text:style-name="T8">连续两日派出多架次苏</text:span><text:span text:style-name="T6">-30</text:span><text:span text:style-name="T4">、</text:span><text:span text:style-name="T8">歼</text:span><text:span text:style-name="T6">-10</text:span><text:span text:style-name="T4">战机</text:span><text:span text:style-name="T8">进入台西南空域</text:span><text:span text:style-name="T6"><text:line-break/><text:line-break/>09-10<text:line-break/></text:span><text:span text:style-name="T4">蜂群</text:span><text:span text:style-name="T6">”</text:span><text:span text:style-name="T4">空投！西藏</text:span><text:span text:style-name="T8">军区演练无人机为前线送餐</text:span><text:span text:style-name="T6"><text:line-break/><text:line-break/>09-09<text:line-break/></text:span><text:span text:style-name="T4">西藏</text:span><text:span text:style-name="T8">军区总医院停机坪投入使用，实现医院到边防哨所无缝对接</text:span><text:span text:style-name="T6"><text:line-break/><text:line-break/>09-09<text:line-break/></text:span><text:span text:style-name="T4">南部战区海</text:span><text:span text:style-name="T8">军航空兵开展多型武器实弹攻击训练</text:span><text:span text:style-name="T6"><text:line-break/><text:line-break/>09-07<text:line-break/>9</text:span><text:span text:style-name="T4">月</text:span><text:span text:style-name="T6">8</text:span><text:span text:style-name="T4">日至</text:span><text:span text:style-name="T6">11</text:span><text:span text:style-name="T4">日，黄海北部</text:span><text:span text:style-name="T8">进行实弹射击</text:span><text:span text:style-name="T6"><text:line-break/><text:line-break/>09-07<text:line-break/>9</text:span><text:span text:style-name="T4">月</text:span><text:span text:style-name="T6">8</text:span><text:span text:style-name="T4">日、</text:span><text:span text:style-name="T6">9</text:span><text:span text:style-name="T4">日，黄海南部</text:span><text:span text:style-name="T8">进行实弹射击演习</text:span><text:span text:style-name="T6"><text:line-break/><text:line-break/>09-07<text:line-break/></text:span><text:span text:style-name="T4">渤海北部</text:span><text:span text:style-name="T6">9</text:span><text:span text:style-name="T4">月</text:span><text:span text:style-name="T6">7</text:span><text:span text:style-name="T4">日</text:span><text:span text:style-name="T6">12</text:span><text:span text:style-name="T4">时至</text:span><text:span text:style-name="T6">18</text:span><text:span text:style-name="T4">时执行</text:span><text:span text:style-name="T8">军事任务，禁止驶入</text:span><text:span text:style-name="T6"><text:line-break/><text:line-break/>09-04<text:line-break/></text:span><text:span text:style-name="T4">海峡黄海北部今起执行</text:span><text:span text:style-name="T8">军事任务，禁止驶入</text:span><text:span text:style-name="T6"><text:line-break/><text:line-break/>09-01<text:line-break/>9</text:span><text:span text:style-name="T4">月</text:span><text:span text:style-name="T6">2</text:span><text:span text:style-name="T4">日至</text:span><text:span text:style-name="T6">4</text:span><text:span text:style-name="T4">日，黄海南部</text:span><text:span text:style-name="T8">进行实弹演习</text:span><text:span text:style-name="T6"><text:line-break/><text:line-break/>08-31<text:line-break/>9</text:span><text:span text:style-name="T4">月</text:span><text:span text:style-name="T6">1</text:span><text:span text:style-name="T4">日至</text:span><text:span text:style-name="T6">22</text:span><text:span text:style-name="T4">日渤海海域将执行</text:span><text:span text:style-name="T8">军事任务</text:span><text:span text:style-name="T6"><text:line-break/><text:line-break/>08-27<text:line-break/></text:span><text:span text:style-name="T4">美媒：中国向南海</text:span><text:span text:style-name="T8">试射</text:span><text:span text:style-name="T6">“</text:span><text:span text:style-name="T4">航母</text:span><text:span text:style-name="T8">杀手</text:span><text:span text:style-name="T6">”<text:line-break/><text:line-break/>08-26<text:line-break/></text:span><text:span text:style-name="T4">浙江海事局：东海某海域</text:span><text:span text:style-name="T6">27</text:span><text:span text:style-name="T4">日起</text:span><text:span text:style-name="T8">进行实际使用武器训练</text:span><text:span text:style-name="T6"><text:line-break/><text:line-break/>08-23<text:line-break/>8</text:span><text:span text:style-name="T4">月</text:span><text:span text:style-name="T6">24</text:span><text:span text:style-name="T4">日至</text:span><text:span text:style-name="T6">29</text:span><text:span text:style-name="T4">日南海粤东海域</text:span><text:span text:style-name="T8">进行军事训练</text:span><text:span text:style-name="T6"><text:line-break/><text:line-break/>08-23<text:line-break/>8</text:span><text:span text:style-name="T4">月</text:span><text:span text:style-name="T6">24</text:span><text:span text:style-name="T4">日至</text:span><text:span text:style-name="T6">9</text:span><text:span text:style-name="T4">月</text:span><text:span text:style-name="T6">30</text:span><text:span text:style-name="T4">日渤海某海域执行实弹射</text:span><text:span text:style-name="T8">击活动</text:span><text:span text:style-name="T6"><text:line-break/><text:line-break/>08-18<text:line-break/></text:span><text:span text:style-name="T4">凌晨</text:span><text:span text:style-name="T6">4</text:span><text:span text:style-name="T4">点，西藏</text:span><text:span text:style-name="T8">军区进行高原实弹射击演练</text:span><text:span text:style-name="T6"><text:line-break/><text:line-break/>08-13<text:line-break/></text:span><text:span text:style-name="T4">东部战区在台湾海峡及南北两端</text:span><text:span text:style-name="T8">连续组织实战化演练</text:span></text:p>
      <text:p text:style-name="P5"><text:span text:style-name="T3">陳真</text:span><text:span text:style-name="T4"><text:s/>  |  2020.09.19 02:53   |   </text:span><text:a xlink:type="simple" xlink:href="http://palinfo.habago.org/Entry?Command=Information_PrintForum#FORUM39971"><text:span text:style-name="T5">#</text:span></text:a></text:p>
      <text:p text:style-name="P7"><text:span text:style-name="T4">美國來救？</text:span><text:span text:style-name="T6">(2)<text:line-break/><text:line-break/></text:span><text:span text:style-name="T4">陳真</text:span><text:span text:style-name="T6"><text:line-break/><text:line-break/>2020. 09. 19.<text:line-break/><text:line-break/><text:line-break/></text:span><text:span text:style-name="T4">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6"><text:line-break/><text:line-break/></text:span><text:span text:style-name="T4">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6"><text:line-break/><text:line-break/></text:span><text:span text:style-name="T4">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6"><text:line-break/><text:line-break/></text:span><text:span text:style-name="T4">根據去年的許多報導及美國國防部報告，台灣還進一步跟美國採購了一批「愛國者」飛彈，並早已在台北部署「愛國者」飛彈防禦系統，另外還有花東地區，預計明年</text:span><text:span text:style-name="T6"><text:s/>(2022) </text:span><text:span text:style-name="T4">年將全島部署完成。</text:span><text:span text:style-name="T6"><text:line-break/><text:line-break/></text:span><text:span text:style-name="T4">台灣早已是飛彈密度世界第一了還不夠，最近居然還要配合美國的「要塞化台灣」政策，被迫再以幾千億加購兩千多枚火力更強大的飛彈，真是徹底瘋狂。</text:span><text:span text:style-name="T6"><text:line-break/><text:line-break/></text:span><text:span text:style-name="T4">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6"><text:line-break/><text:line-break/></text:span><text:span text:style-name="T4">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6"><text:line-break/><text:line-break/></text:span><text:span text:style-name="T4">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6"><text:line-break/><text:line-break/></text:span><text:span text:style-name="T4">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6"><text:line-break/><text:line-break/></text:span><text:span text:style-name="T4">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6"><text:line-break/><text:line-break/></text:span><text:span text:style-name="T4">前天</text:span><text:span text:style-name="T6">(9</text:span><text:span text:style-name="T4">月</text:span><text:span text:style-name="T6">17</text:span><text:span text:style-name="T4">日</text:span><text:span text:style-name="T6">)</text:span><text:span text:style-name="T4">，中國時報的社論指出：台灣跟美國買了：</text:span><text:span text:style-name="T6"><text:line-break/><text:line-break/></text:span><text:span text:style-name="T4">「</text:span><text:span text:style-name="T6">F-16V</text:span><text:span text:style-name="T4">戰機（</text:span><text:span text:style-name="T6">2500</text:span><text:span text:style-name="T4">億元）、無人偵察機（</text:span><text:span text:style-name="T6">176</text:span><text:span text:style-name="T4">億元）、戰車（</text:span><text:span text:style-name="T6">405</text:span><text:span text:style-name="T4">億元）、魚叉飛彈（</text:span><text:span text:style-name="T6">800</text:span><text:span text:style-name="T4">億元）、</text:span><text:span text:style-name="T6">F-16</text:span><text:span text:style-name="T4">性能提升（</text:span><text:span text:style-name="T6">1400</text:span><text:span text:style-name="T4">億元）、魚雷（</text:span><text:span text:style-name="T6">54</text:span><text:span text:style-name="T4">億元）、教練機（</text:span><text:span text:style-name="T6">686</text:span><text:span text:style-name="T4">億元）、反裝甲飛彈（</text:span><text:span text:style-name="T6">118</text:span><text:span text:style-name="T4">億元）、野戰防空武器系統（</text:span><text:span text:style-name="T6">143</text:span><text:span text:style-name="T4">億元）、營區警監系統二期（</text:span><text:span text:style-name="T6">128</text:span><text:span text:style-name="T4">億元）、方陣快砲（</text:span><text:span text:style-name="T6">101</text:span><text:span text:style-name="T4">億元）、機動飛彈車（</text:span><text:span text:style-name="T6">136</text:span><text:span text:style-name="T4">億元）、第二階段潛艦國造（</text:span><text:span text:style-name="T6">493</text:span><text:span text:style-name="T4">億元）、飛彈巡防艦原型艦籌建（</text:span><text:span text:style-name="T6">245</text:span><text:span text:style-name="T4">億元）、微型飛彈突擊艇（</text:span><text:span text:style-name="T6">316</text:span><text:span text:style-name="T4">億元）等軍購案，總經費估計是</text:span><text:span text:style-name="T6">7647</text:span><text:span text:style-name="T4">億元。</text:span><text:span text:style-name="T6"><text:line-break/><text:line-break/></text:span><text:span text:style-name="T4">若再加上路透社最新報導川普政府『台灣要塞化』計畫，將銷售能夠阻止軍艦與登陸艦接近的智慧水雷、遠程火箭炮系統等新型武器，國防負擔將更沉重。」</text:span><text:span text:style-name="T6"><text:line-break/><text:line-break/></text:span><text:span text:style-name="T4">報導同時指出：</text:span><text:span text:style-name="T6"><text:line-break/><text:line-break/></text:span><text:span text:style-name="T4">「新冠疫情雪上加霜，財政部預估今年度稅收將短徵約</text:span><text:span text:style-name="T6">1200</text:span><text:span text:style-name="T4">億元，加上紓困特別預算分年舉債，除原先規畫的</text:span><text:span text:style-name="T6">1738</text:span><text:span text:style-name="T4">億元舉債外，還需要增加</text:span><text:span text:style-name="T6">2700</text:span><text:span text:style-name="T4">億元，今年舉債將超過</text:span><text:span text:style-name="T6">4438</text:span><text:span text:style-name="T4">億元，創</text:span><text:span text:style-name="T6">10</text:span><text:span text:style-name="T4">年新高。據中央政府總預算，國防支出編列</text:span><text:span text:style-name="T6">3668</text:span><text:span text:style-name="T4">億元，占比</text:span><text:span text:style-name="T6">16.3%</text:span><text:span text:style-name="T4">，雖低於社會福利及教科文支出，但採購戰機另編列特別預算</text:span><text:span text:style-name="T6">290</text:span><text:span text:style-name="T4">億元，再納入基金預算</text:span><text:span text:style-name="T6">576</text:span><text:span text:style-name="T4">億元，廣義國防支出達</text:span><text:span text:style-name="T6">4534</text:span><text:span text:style-name="T4">億元，占</text:span><text:span text:style-name="T6">GDP</text:span><text:span text:style-name="T4">比、歲出比及單項成長率都是最高，已嚴重排擠經濟發展及教科文支出，勢必得縮減經濟、民生、教育支出。從預算分配來看，我國將從一個追求成長的『福利國家』變成『戰鬥國家』。」</text:span><text:span text:style-name="T6"><text:line-break/><text:line-break/></text:span><text:span text:style-name="T4">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6"><text:line-break/><text:line-break/></text:span><text:span text:style-name="T4">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6"><text:line-break/><text:line-break/></text:span><text:span text:style-name="T4">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6"><text:line-break/><text:line-break/></text:span><text:span text:style-name="T4">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6"><text:line-break/><text:line-break/></text:span><text:span text:style-name="T4">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5"><text:span text:style-name="T3">陳真</text:span><text:span text:style-name="T4"><text:s/>  |  2020.09.18 22:30   |   </text:span><text:a xlink:type="simple" xlink:href="http://palinfo.habago.org/Entry?Command=Information_PrintForum#FORUM39970"><text:span text:style-name="T5">#</text:span></text:a></text:p>
      <text:p text:style-name="P6"><text:span text:style-name="T4">同學你好，</text:span><text:span text:style-name="T6"><text:line-break/><text:line-break/></text:span><text:span text:style-name="T4">我指的是這個事情：</text:span><text:span text:style-name="T6"><text:line-break/><text:line-break/></text:span><text:a xlink:type="simple" xlink:href="https://bit.ly/2RDwe5p"><text:span text:style-name="T7">https://bit.ly/2RDwe5p</text:span></text:a><text:span text:style-name="T6"><text:line-break/><text:line-break/></text:span><text:span text:style-name="T4">這類事情千千萬萬，光是在英國，每年數以萬計。它不是一種</text:span><text:span text:style-name="T6"><text:s/>"</text:span><text:span text:style-name="T4">新聞</text:span><text:span text:style-name="T6">"</text:span><text:span text:style-name="T4">，更非</text:span><text:span text:style-name="T6">"</text:span><text:span text:style-name="T4">個案</text:span><text:span text:style-name="T6">"</text:span><text:span text:style-name="T4">。糟蹋人的方式更是數不清，比方說一家汽車公司的英國老闆，看到一位印度員工吃便當，裏頭有黃黃的咖哩，馬上一腳把他的便當踢飛，大罵</text:span><text:span text:style-name="T6"><text:s/>"</text:span><text:span text:style-name="T4">在我的公司裏不准吃屎</text:span><text:span text:style-name="T6">"</text:span><text:span text:style-name="T4">。</text:span><text:span text:style-name="T6"><text:line-break/><text:line-break/></text:span><text:span text:style-name="T4">這位員工後來告上總公司，但總公司依舊不鳥他，於是就提出控告，告上法院。那家汽車公司因此賠償了一大筆錢。這是我當年還在英國的事，大約二十多年前。</text:span><text:span text:style-name="T6"><text:line-break/><text:line-break/></text:span><text:span text:style-name="T4">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6"><text:line-break/><text:line-break/></text:span><text:span text:style-name="T4">有一天，一個行政人員跑上來，告訴我們說不可以待在這裏。我們問他為什麼不能待這裡？對方也許很訝異我們居然</text:span><text:span text:style-name="T6"><text:s/>"</text:span><text:span text:style-name="T4">膽敢</text:span><text:span text:style-name="T6">" </text:span><text:span text:style-name="T4">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5"><text:span text:style-name="T3">北川洋和</text:span><text:span text:style-name="T4"><text:s/>  |  2020.09.18 19:57   |   </text:span><text:a xlink:type="simple" xlink:href="http://palinfo.habago.org/Entry?Command=Information_PrintForum#FORUM39969"><text:span text:style-name="T5">#</text:span></text:a></text:p>
      <text:p text:style-name="P8"><text:span text:style-name="T3">陳真你好</text:span><text:span text:style-name="T4"><text:line-break/><text:line-break/></text:span><text:span text:style-name="T3">在</text:span><text:span text:style-name="T4">9/3</text:span><text:span text:style-name="T3">提到一篇日本女子被英國人轟出公車的事件。我找不到英文的新聞來源。你是指這篇嗎？</text:span><text:span text:style-name="T4"><text:line-break/><text:line-break/>'Go back to Africa!': Shocking moment racist woman hurls a tirade of vile abuse at students on a Dublin bus and reduces them to tears<text:line-break/></text:span><text:a xlink:type="simple" xlink:href="https://www.dailymail.co.uk/news/article-8734665/Woman-racially-abuses-students-Dublin-bus.html"><text:span text:style-name="T10">https://www.dailymail.co.uk/news/article-8734665/Woman-racially-abuses-students-Dublin-bus.html</text:span></text:a><text:span text:style-name="T4"><text:line-break/><text:line-break/></text:span><text:span text:style-name="T3">地點在愛爾蘭，他們也不是日本人。還是我查詢的方式不對？可否提供那篇報導的訊息。我有興趣閱讀。</text:span></text:p>
      <text:p text:style-name="P5"><text:span text:style-name="T3">陳真</text:span><text:span text:style-name="T4"><text:s/>  |  2020.09.18 10:56   |   </text:span><text:a xlink:type="simple" xlink:href="http://palinfo.habago.org/Entry?Command=Information_PrintForum#FORUM39968"><text:span text:style-name="T5">#</text:span></text:a></text:p>
      <text:p text:style-name="P6"><text:span text:style-name="T4">民主自由的真相</text:span><text:span text:style-name="T6"><text:line-break/><text:line-break/></text:span><text:span text:style-name="T4">陳真</text:span><text:span text:style-name="T6">2020. 09. 18.<text:line-break/><text:line-break/><text:line-break/></text:span><text:span text:style-name="T4">這裡有一段街頭訪問，關於美國毒豬毒牛，不知道大家看不看得到影片：</text:span><text:span text:style-name="T6"><text:line-break/><text:line-break/></text:span><text:a xlink:type="simple" xlink:href="https://bit.ly/33Bn4Mw"><text:span text:style-name="T7">https://bit.ly/33Bn4Mw</text:span></text:a><text:span text:style-name="T6"><text:line-break/><text:line-break/></text:span><text:span text:style-name="T4">正常人對美國毒豬毒牛這東西一定很反感，但腦殘不會。信不信我只要掌握媒體，別說含有瘦肉精，就算食物裏添加大便，腦殘們也一定會大力支持。</text:span><text:span text:style-name="T6"><text:line-break/><text:line-break/></text:span><text:span text:style-name="T4">我對人的理性能力始終感到很絕望；你似乎只能對那極少數人訴諸理性。至於絕大多數人，不管事實如何顯著，照樣無法理喻。我估計島上這樣的人口，大約佔百分之九十八或九十九以上。</text:span><text:span text:style-name="T6"><text:line-break/><text:line-break/></text:span><text:span text:style-name="T4">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6"><text:line-break/><text:line-break/></text:span><text:span text:style-name="T4">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6"><text:line-break/><text:line-break/></text:span><text:span text:style-name="T4">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6"><text:line-break/><text:line-break/></text:span><text:span text:style-name="T4">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6"><text:line-break/><text:line-break/></text:span><text:span text:style-name="T4">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6"><text:line-break/><text:line-break/></text:span><text:span text:style-name="T4">人渣們必然是這麼幹，這一點都不令人意外。可怕的不是人渣的存在，可怕的是人們普遍就是吃這一套，思維言行完完全全是可以徹底操控的。</text:span><text:span text:style-name="T6"><text:line-break/><text:line-break/></text:span><text:span text:style-name="T4">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6"><text:line-break/><text:line-break/></text:span><text:span text:style-name="T4">美國事實上靠三樣東西維持霸權，統治世界：美元、軍火及媒體。美元控制人們的財產，媒體則是洗人們的腦，至於那些無法洗腦的，就用飛彈消滅之。這才是民主自由的真相。</text:span><text:span text:style-name="T6"><text:line-break/><text:line-break/>====================<text:line-break/><text:line-break/></text:span><text:span text:style-name="T4">美豬進口「利大於弊、政府不會錯」反美豬公投遭嗆「為反而反」</text:span><text:span text:style-name="T6"><text:line-break/><text:line-break/></text:span><text:span text:style-name="T4">風向台灣</text:span><text:span text:style-name="T6">2020</text:span><text:span text:style-name="T4">年</text:span><text:span text:style-name="T6">9</text:span><text:span text:style-name="T4">月</text:span><text:span text:style-name="T6">17</text:span><text:span text:style-name="T4">日</text:span><text:span text:style-name="T6"><text:line-break/><text:line-break/></text:span><text:span text:style-name="T4">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2">李念淨   |  2020.09.17 17:00   |   <text:a xlink:type="simple" xlink:href="http://palinfo.habago.org/Entry?Command=Information_PrintForum&amp;iPage=1#FORUM39967"><text:span text:style-name="T1">#</text:span></text:a></text:p>
      <text:p text:style-name="P3">「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2">http://big5.sputniknews.cn/politics/202009171032153572/</text:span></text:a><text:s/><text:line-break/><text:line-break/>每天照X光？這分明是虐待吧</text:p>
      <text:p text:style-name="P2">陳真   |  2020.09.17 11:00   |   <text:a xlink:type="simple" xlink:href="http://palinfo.habago.org/Entry?Command=Information_PrintForum&amp;iPage=1#FORUM39966"><text:span text:style-name="T1">#</text:span></text:a></text:p>
      <text:p text:style-name="P4">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2">陳真   |  2020.09.16 19:16   |   <text:a xlink:type="simple" xlink:href="http://palinfo.habago.org/Entry?Command=Information_PrintForum&amp;iPage=1#FORUM39965"><text:span text:style-name="T1">#</text:span></text:a></text:p>
      <text:p text:style-name="P3">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2">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2">陳真   |  2020.09.15 20:30   |   <text:a xlink:type="simple" xlink:href="http://palinfo.habago.org/Entry?Command=Information_PrintForum&amp;iPage=1#FORUM39964"><text:span text:style-name="T1">#</text:span></text:a></text:p>
      <text:p text:style-name="P4">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2">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2">張萬康   |  2020.09.15 05:19   |   <text:a xlink:type="simple" xlink:href="http://palinfo.habago.org/Entry?Command=Information_PrintForum&amp;iPage=1#FORUM39963"><text:span text:style-name="T1">#</text:span></text:a></text:p>
      <text:p text:style-name="P3">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2">張萬康   |  2020.09.15 05:10   |   <text:a xlink:type="simple" xlink:href="http://palinfo.habago.org/Entry?Command=Information_PrintForum&amp;iPage=1#FORUM39962"><text:span text:style-name="T1">#</text:span></text:a></text:p>
      <text:p text:style-name="P4">李紅的原音、原畫面重現： <text:line-break/><text:a xlink:type="simple" xlink:href="https://www.youtube.com/watch?v=f5v9GmnY8Yk"><text:span text:style-name="T2">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2">周舟   |  2020.09.14 19:55   |   <text:a xlink:type="simple" xlink:href="http://palinfo.habago.org/Entry?Command=Information_PrintForum&amp;iPage=1#FORUM39961"><text:span text:style-name="T1">#</text:span></text:a></text:p>
      <text:p text:style-name="P3">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2">孫從輔   |  2020.09.14 02:55   |   <text:a xlink:type="simple" xlink:href="http://palinfo.habago.org/Entry?Command=Information_PrintForum&amp;iPage=1#FORUM39960"><text:span text:style-name="T1">#</text:span></text:a></text:p>
      <text:p text:style-name="P3">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2">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2">陳真   |  2020.09.13 03:43   |   <text:a xlink:type="simple" xlink:href="http://palinfo.habago.org/Entry?Command=Information_PrintForum&amp;iPage=1#FORUM39959"><text:span text:style-name="T1">#</text:span></text:a></text:p>
      <text:p text:style-name="P4">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2">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2">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2">周淮安   |  2020.09.13 02:25   |   <text:a xlink:type="simple" xlink:href="http://palinfo.habago.org/Entry?Command=Information_PrintForum&amp;iPage=1#FORUM39958"><text:span text:style-name="T1">#</text:span></text:a></text:p>
      <text:p text:style-name="P3">「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2">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2">蔡亦鸣   |  2020.09.10 16:49   |   <text:a xlink:type="simple" xlink:href="http://palinfo.habago.org/Entry?Command=Information_PrintForum&amp;iPage=1#FORUM39957"><text:span text:style-name="T1">#</text:span></text:a></text:p>
      <text:p text:style-name="P3">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2">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2">陳真   |  2020.09.10 09:00   |   <text:a xlink:type="simple" xlink:href="http://palinfo.habago.org/Entry?Command=Information_PrintForum#FORUM39956"><text:span text:style-name="T1">#</text:span></text:a></text:p>
      <text:p text:style-name="P3">同學，我很無言。 <text:line-break/><text:line-break/>你能不能靜下心來，好好讀一下我到底講了什麼，同時也好好想一下自己到底在講什麼。閱讀這樣一些粗淺的中文字，有那麼難嗎？</text:p>
      <text:p text:style-name="P2">欧阳阳   |  2020.09.10 08:03   |   <text:a xlink:type="simple" xlink:href="http://palinfo.habago.org/Entry?Command=Information_PrintForum#FORUM39955"><text:span text:style-name="T1">#</text:span></text:a></text:p>
      <text:p text:style-name="P4">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2">https://www.storm.mg/article/3019385</text:span></text:a></text:p>
      <text:p text:style-name="P2">陳真   |  2020.09.10 03:03   |   <text:a xlink:type="simple" xlink:href="http://palinfo.habago.org/Entry?Command=Information_PrintForum#FORUM39954"><text:span text:style-name="T1">#</text:span></text:a></text:p>
      <text:p text:style-name="P3">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2">陳真   |  2020.09.09 20:58   |   <text:a xlink:type="simple" xlink:href="http://palinfo.habago.org/Entry?Command=Information_PrintForum#FORUM39953"><text:span text:style-name="T1">#</text:span></text:a></text:p>
      <text:p text:style-name="P4">我修改了那兩個網址： <text:line-break/><text:line-break/><text:a xlink:type="simple" xlink:href="https://bit.ly/3m4KyC8"><text:span text:style-name="T2">https://bit.ly/3m4KyC8</text:span></text:a><text:s/><text:line-break/><text:line-break/><text:a xlink:type="simple" xlink:href="https://bit.ly/35l6B19"><text:span text:style-name="T2">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2">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2">葉小慧   |  2020.09.09 15:50   |   <text:a xlink:type="simple" xlink:href="http://palinfo.habago.org/Entry?Command=Information_PrintForum#FORUM39952"><text:span text:style-name="T1">#</text:span></text:a></text:p>
      <text:p text:style-name="P3">陳醫師留言中的兩個縮網址，直接複製後尋找是失效的。 <text:line-break/><text:line-break/>不過網路搜尋很輕易能找到他的影片： <text:line-break/><text:line-break/><text:a xlink:type="simple" xlink:href="https://youtu.be/Vurv270Uv0I"><text:span text:style-name="T2">https://youtu.be/Vurv270Uv0I</text:span></text:a><text:s/><text:line-break/>Mark Dolan cuts up his face mask live on air: "Wearing a mask is the new woke" <text:line-break/></text:p>
      <text:p text:style-name="P2">陳真   |  2020.09.08 17:02   |   <text:a xlink:type="simple" xlink:href="http://palinfo.habago.org/Entry?Command=Information_PrintForum&amp;iPage=1#FORUM39951"><text:span text:style-name="T1">#</text:span></text:a></text:p>
      <text:p text:style-name="P3">一位英國電台主播叫Mark Dolan，在主持節目時，把一個口罩當場用剪刀剪得稀巴爛，好像跟口罩有不共戴天之仇似的。請看： <text:line-break/><text:line-break/><text:a xlink:type="simple" xlink:href="http://shorturl.at/adeES"><text:span text:style-name="T2">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2">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2">鄭豐遠   |  2020.09.06 05:58   |   <text:a xlink:type="simple" xlink:href="http://palinfo.habago.org/Entry?Command=Information_PrintForum&amp;iPage=1#FORUM39950"><text:span text:style-name="T1">#</text:span></text:a></text:p>
      <text:p text:style-name="P4">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2">東東   |  2020.09.05 21:18   |   <text:a xlink:type="simple" xlink:href="http://palinfo.habago.org/Entry?Command=Information_PrintForum&amp;iPage=1#FORUM39949"><text:span text:style-name="T1">#</text:span></text:a></text:p>
      <text:p text:style-name="P3">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